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1ef7" officeooo:paragraph-rsid="00171ef7"/>
    </style:style>
    <style:style style:name="P2" style:family="paragraph" style:parent-style-name="Footnote">
      <style:text-properties officeooo:rsid="00171ef7" officeooo:paragraph-rsid="00171ef7"/>
    </style:style>
    <style:style style:name="P3" style:family="paragraph" style:parent-style-name="Standard">
      <style:text-properties officeooo:rsid="001a8234" officeooo:paragraph-rsid="001a8234"/>
    </style:style>
    <style:style style:name="P4" style:family="paragraph" style:parent-style-name="Standard">
      <style:text-properties officeooo:rsid="001a8234" officeooo:paragraph-rsid="001c737b"/>
    </style:style>
    <style:style style:name="P5" style:family="paragraph" style:parent-style-name="Table_20_Contents">
      <style:text-properties officeooo:rsid="001c737b" officeooo:paragraph-rsid="001c737b"/>
    </style:style>
    <style:style style:name="P6" style:family="paragraph" style:parent-style-name="Standard">
      <style:text-properties officeooo:rsid="001c737b" officeooo:paragraph-rsid="001c737b"/>
    </style:style>
    <style:style style:name="P7" style:family="paragraph" style:parent-style-name="Standard">
      <style:text-properties officeooo:rsid="001dac18" officeooo:paragraph-rsid="001dac18"/>
    </style:style>
    <style:style style:name="P8" style:family="paragraph" style:parent-style-name="Standard">
      <style:text-properties officeooo:rsid="001ec19b" officeooo:paragraph-rsid="001ec19b"/>
    </style:style>
    <style:style style:name="P9" style:family="paragraph" style:parent-style-name="Standard">
      <style:text-properties officeooo:rsid="001f86f3" officeooo:paragraph-rsid="001f86f3"/>
    </style:style>
    <style:style style:name="T1" style:family="text">
      <style:text-properties officeooo:rsid="0017802b"/>
    </style:style>
    <style:style style:name="T2" style:family="text">
      <style:text-properties officeooo:rsid="001bcf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P5">Chatigny</text:p>
          </table:table-cell>
        </table:table-row>
        <table:table-row>
          <table:table-cell table:style-name="Tableau1.A2" office:value-type="string">
            <text:p text:style-name="P1">Prénom</text:p>
          </table:table-cell>
          <table:table-cell table:style-name="Tableau1.B2" office:value-type="string">
            <text:p text:style-name="P5">Hugo</text:p>
          </table:table-cell>
        </table:table-row>
        <table:table-row>
          <table:table-cell table:style-name="Tableau1.A2" office:value-type="string">
            <text:p text:style-name="P1">Login de l’administrateur wordpress</text:p>
          </table:table-cell>
          <table:table-cell table:style-name="Tableau1.B2" office:value-type="string">
            <text:p text:style-name="P4">hchatign</text:p>
          </table:table-cell>
        </table:table-row>
        <table:table-row>
          <table:table-cell table:style-name="Tableau1.A2" office:value-type="string">
            <text:p text:style-name="P1">Mot de passe de l’administrateur wordpress<text:note text:id="ftn1" text:note-class="footnote"><text:note-citation>1</text:note-citation><text:note-body><text:p text:style-name="P2">Ne mettez pas un mot de passe <text:span text:style-name="T1">personnel </text:span>!</text:p></text:note-body></text:note></text:p>
          </table:table-cell>
          <table:table-cell table:style-name="Tableau1.B2" office:value-type="string">
            <text:p text:style-name="P4">oNwIUwscx10hxSp@xp</text:p>
          </table:table-cell>
        </table:table-row>
      </table:table>
      <text:p text:style-name="Standard"/>
      <text:p text:style-name="P3">Remarques sur la journée :</text:p>
      <text:p text:style-name="P6">customs fields dans le CPT « collaborateurs » pour la profession des collaborateurs</text:p>
      <text:p text:style-name="P6"/>
      <text:p text:style-name="P7">CPT Collaborateurs → liste de tous les collaborateurs</text:p>
      <text:p text:style-name="P7">CPT Option → Pour changer les elements de la home, texte, lien, etc</text:p>
      <text:p text:style-name="P7">CPT Prestation → liste de toutes les prestations</text:p>
      <text:p text:style-name="P7"/>
      <text:p text:style-name="P8">the_content → casse la mise en forme des textes</text:p>
      <text:p text:style-name="P8">CF7 → ajout de balise HTML en plus dans le formulaire, ref:functions.php pour les enlever</text:p>
      <text:p text:style-name="P8"/>
      <text:p text:style-name="P9">conflit ACF et custom fields natif, soit l’un soit l’autre </text:p>
      <text:p text:style-name="P9"/>
      <text:p text:style-name="P9"/>
      <text:p text:style-name="P3"/>
      <text:p text:style-name="P3"/>
      <text:p text:style-name="P3">Consignes personnelles : <text:span text:style-name="T2">(recopier les consignes demandées)</text:span></text:p>
      <text:p text:style-name="P3">Hugo Chatigny : La partie Clinique Vétérinaire Exopets est issue d’une page. Nos collaborateurs sont issus d’un CP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as Trugeon</meta:initial-creator>
    <meta:creation-date>2016-12-07T09:15:57.838068999</meta:creation-date>
    <dc:date>2022-12-16T16:00:24.488000000</dc:date>
    <meta:editing-duration>PT1H21M8S</meta:editing-duration>
    <meta:editing-cycles>10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19" meta:word-count="131" meta:character-count="814" meta:non-whitespace-character-count="700"/>
  </office:meta>
</office:document-meta>
</file>